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Trebuchet MS', Helvetica, Arial, sans-serif"/>
    <style:font-face style:name="Mangal1" svg:font-family="Mangal"/>
    <style:font-face style:name="Tahoma" svg:font-family="Tahoma, Geneva,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052in" fo:margin-right="0.052in" fo:margin-top="0in" fo:margin-bottom="0in" loext:contextual-spacing="false" fo:orphans="2" fo:widows="2" fo:text-indent="0in" style:auto-text-indent="false"/>
      <style:text-properties fo:font-variant="normal" fo:text-transform="none" fo:color="#4b5c77" style:font-name="Lucida Grande" fo:font-size="10.5pt" fo:letter-spacing="normal" fo:font-style="normal" fo:font-weight="normal" fo:background-color="#fafafa" style:font-weight-asian="bold" style:font-weight-complex="bold" loext:padding-left="0.052in" loext:padding-right="0.052in" loext:padding-top="0in" loext:padding-bottom="0.052in" loext:border-left="0.74pt solid #a9b8c2" loext:border-right="0.74pt solid #a9b8c2" loext:border-top="none" loext:border-bottom="0.74pt solid #a9b8c2"/>
    </style:style>
    <style:style style:name="P2" style:family="paragraph" style:parent-style-name="Standard">
      <style:paragraph-properties fo:margin-left="0.052in" fo:margin-right="0.052in" fo:margin-top="0in" fo:margin-bottom="0in" loext:contextual-spacing="false" fo:orphans="2" fo:widows="2" fo:text-indent="0in" style:auto-text-indent="false"/>
    </style:style>
    <style:style style:name="P3" style:family="paragraph" style:parent-style-name="Standard">
      <style:paragraph-properties fo:margin-left="0in" fo:margin-right="0in" fo:margin-top="0in" fo:margin-bottom="0in" loext:contextual-spacing="false" fo:orphans="2" fo:widows="2" fo:text-indent="0in" style:auto-text-indent="false"/>
    </style:style>
    <style:style style:name="T1" style:family="text">
      <style:text-properties style:font-name="inherit" style:text-underline-style="solid" style:text-underline-width="auto" style:text-underline-color="font-color" fo:background-color="transparent" loext:char-shading-value="0" loext:padding="0in" loext:border="none"/>
    </style:style>
    <style:style style:name="T2" style:family="text">
      <style:text-properties fo:font-variant="normal" fo:text-transform="none" fo:color="#4b5c77" style:font-name="Lucida Grande" fo:font-size="10.5pt" fo:letter-spacing="normal" fo:font-style="normal" fo:font-weight="normal"/>
    </style:style>
    <style:style style:name="T3" style:family="text">
      <style:text-properties fo:font-variant="normal" fo:text-transform="none" fo:color="#2a2a2a" style:font-name="Tahoma" fo:font-size="10.5pt" fo:letter-spacing="normal" fo:font-style="normal" fo:font-weight="normal"/>
    </style:style>
    <style:style style:name="T4" style:family="text">
      <style:text-properties fo:font-variant="normal" fo:text-transform="none" fo:color="#2a2a2a" fo:letter-spacing="normal"/>
    </style:style>
    <style:style style:name="T5" style:family="text">
      <style:text-properties fo:font-variant="normal" fo:text-transform="none" style:font-name="Tahoma" fo:font-size="10.5pt" fo:letter-spacing="normal" fo:font-style="normal" fo:font-weight="normal" fo:background-color="#f5f5eb" loext:char-shading-value="0"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Life and Casualty Company hopes that by increasing its environmental fund revenues to $1.2 billion, that it has set aside enough to pay for environmental claims and no longer has to use its profits and capital to pay those claims bit by bit, year by year.</text:p>
      <text:p text:style-name="P2"/>
      <text:p text:style-name="P2">A) that it has set aside enough to pay for environmental claims and no longer has</text:p>
      <text:p text:style-name="P2">B) enough has been set aside with which environmental claims can be paid and it will have no longer</text:p>
      <text:p text:style-name="P2">C) it has set aside enough for payment of environmental claims and thus no longer having</text:p>
      <text:p text:style-name="P2">D) enough has been set aside to pay for environmental claims, thus no longer having</text:p>
      <text:p text:style-name="P2">E) it has set aside enough to pay for environmental claims and will no longer have</text:p>
      <text:p text:style-name="P2"/>
      <text:p text:style-name="P2"/>
      <text:p text:style-name="P2">Meaning: The company has increased revenues, has set aside enough funds and will not need to pay them bit by bit. </text:p>
      <text:p text:style-name="P2">Coming to the options: </text:p>
      <text:p text:style-name="P2"/>
      <text:p text:style-name="P2">A: that is redundant here </text:p>
      <text:p text:style-name="P2">B: not sure who has set aside the money </text:p>
      <text:p text:style-name="P2">C: having is incorrect </text:p>
      <text:p text:style-name="P2">D: Having is incorrect </text:p>
      <text:p text:style-name="P2">E: Correct </text:p>
      <text:p text:style-name="P2"/>
      <text:p text:style-name="P2">Correct Option: E</text:p>
      <text:p text:style-name="P2"/>
      <text:p text:style-name="P2"/>
      <text:p text:style-name="P2"/>
      <text:p text:style-name="P1">1. Can you please explain why "having" is incorrect<text:line-break/>2. Also, please through light on "will have" in option E. Why are we using "have" for the singular company?</text:p>
      <text:p text:style-name="P3"><text:line-break/><text:line-break/><text:span text:style-name="T3">Your query 1: (Why D is wrong?)</text:span><text:line-break/><text:line-break/><text:span text:style-name="T3">"Having" by itself is not a verb. We would require a helping verb.</text:span><text:line-break/><text:span text:style-name="T3">I having a great time ... wrong</text:span><text:line-break/><text:span text:style-name="T3">I am having a great time.... right.</text:span><text:line-break/><text:line-break/><text:span text:style-name="T3">Now consider option D. There are 3 mistakes with "having", rolling one over the other:</text:span><text:line-break/><text:line-break/><text:span text:style-name="T3">Mistake 1: no helping verb: The company having .... wrong.</text:span><text:line-break/><text:span text:style-name="T3">The company is having... could still be right.</text:span><text:line-break/><text:line-break/><text:span text:style-name="T3">Mistake 2: Suppose the mistake is rectified and a helping verb is inserted. Even then the sentence would be wrong.</text:span><text:line-break/><text:span text:style-name="T3">The subject for the verb is missing - there is no "company" or "it" to go with the verb "(is) having".</text:span><text:line-break/><text:line-break/><text:span text:style-name="T3">Mistake 3: Suppose that a helping verb AND a subject is introduced:</text:span><text:line-break/><text:span text:style-name="T3">The company is having to use... even this is wrong.</text:span><text:line-break/><text:span text:style-name="T3">State verbs cannot be used in present continuous. In this case "is having" is a state verb and hence cannot be used in present continuous form.</text:span><text:line-break/><text:soft-page-break/><text:line-break/><text:span text:style-name="T3">Your query 2:</text:span><text:line-break/><text:line-break/><text:span text:style-name="T3">Irrespective of the subject, "will" always takes the raw form of the verb (which is generally same as the plural form.) </text:span><text:line-break/><text:line-break/><text:span text:style-name="T3">He will </text:span><text:span text:style-name="T5">has</text:span><text:span text:style-name="T4"> </text:span><text:span text:style-name="T3">to pay the money... wrong.</text:span><text:line-break/><text:span text:style-name="T3">He will have to pay money... right.</text:span><text:line-break/><text:line-break/><text:span text:style-name="T3">Check with other verbs:</text:span><text:line-break/><text:line-break/><text:span text:style-name="T3">He will go.... correct. </text:span><text:line-break/><text:span text:style-name="T3">He will </text:span><text:span text:style-name="T5">goes</text:span><text:span text:style-name="T3">.... wrong.</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 svg:font-family="'Lucida Grande', 'Trebuchet MS', Helvetica, Arial, sans-serif"/>
    <style:font-face style:name="Mangal1" svg:font-family="Mangal"/>
    <style:font-face style:name="Tahoma" svg:font-family="Tahoma, Geneva,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15:17:32.548000000</meta:creation-date>
    <dc:date>2018-11-27T17:44:50.262000000</dc:date>
    <meta:editing-duration>PT2H17M17S</meta:editing-duration>
    <meta:editing-cycles>1</meta:editing-cycles>
    <meta:document-statistic meta:table-count="0" meta:image-count="0" meta:object-count="0" meta:page-count="2" meta:paragraph-count="16" meta:word-count="417" meta:character-count="2265" meta:non-whitespace-character-count="1842"/>
    <meta:generator>LibreOffice/6.1.2.1$Windows_x86 LibreOffice_project/65905a128db06ba48db947242809d14d3f9a93fe</meta:generator>
  </office:meta>
</office:document-meta>
</file>